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146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ff00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style:font-name-asian="Arial Unicode MS" style:font-name-complex="Arial Unicode MS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ffff00"/>
    </style:style>
    <style:style style:name="ce10" style:family="table-cell" style:parent-style-name="Default" style:data-style-name="N2">
      <style:table-cell-properties fo:background-color="#00ff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ce3"/>
        <table:table-column table:style-name="co2" table:number-columns-repeated="9" table:default-cell-style-name="Default"/>
        <table:table-column table:style-name="co2" table:number-columns-repeated="2" table:default-cell-style-name="ce8"/>
        <table:table-column table:style-name="co2" table:number-columns-repeated="3" table:default-cell-style-name="Default"/>
        <table:table-column table:style-name="co2" table:number-columns-repeated="2" table:default-cell-style-name="ce8"/>
        <table:table-column table:style-name="co2" table:number-columns-repeated="1004" table:default-cell-style-name="Default"/>
        <table:table-row table:style-name="ro1">
          <table:table-cell table:number-columns-repeated="10"/>
          <table:table-cell office:value-type="string">
            <text:p>Normalized</text:p>
          </table:table-cell>
          <table:table-cell table:number-columns-repeated="4"/>
          <table:table-cell office:value-type="string">
            <text:p>Ran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 office:value-type="string">
            <text:p>Mean</text:p>
          </table:table-cell>
          <table:table-cell/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/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  <table:table-cell table:number-columns-repeated="1004"/>
        </table:table-row>
        <table:table-row table:style-name="ro1">
          <table:table-cell office:value-type="string">
            <text:p>SMTD 6</text:p>
          </table:table-cell>
          <table:table-cell table:style-name="ce4" office:value-type="float" office:value="0.93751404">
            <text:p>0.93751404</text:p>
          </table:table-cell>
          <table:table-cell table:style-name="ce4" office:value-type="float" office:value="0.98125152">
            <text:p>0.98125152</text:p>
          </table:table-cell>
          <table:table-cell table:style-name="ce4" office:value-type="float" office:value="0.98339152">
            <text:p>0.98339152</text:p>
          </table:table-cell>
          <table:table-cell table:formula="of:=AVERAGE([.B3:.D3])" office:value-type="float" office:value="0.967385693333334">
            <text:p>0.9673856933</text:p>
          </table:table-cell>
          <table:table-cell office:value-type="string">
            <text:p>Min</text:p>
          </table:table-cell>
          <table:table-cell table:formula="of:=MIN([.B3:.B22])" office:value-type="float" office:value="0.92823659">
            <text:p>0.92823659</text:p>
          </table:table-cell>
          <table:table-cell table:formula="of:=MIN([.C3:.C22])" office:value-type="float" office:value="0.97934594">
            <text:p>0.97934594</text:p>
          </table:table-cell>
          <table:table-cell table:formula="of:=MIN([.D3:.D22])" office:value-type="float" office:value="0.96371909">
            <text:p>0.96371909</text:p>
          </table:table-cell>
          <table:table-cell/>
          <table:table-cell table:formula="of:=([.B3]-[.G3])/([.G4]-[.G3])" office:value-type="float" office:value="0.881519861502532">
            <text:p>0.8815198615</text:p>
          </table:table-cell>
          <table:table-cell table:formula="of:=([.C3]-[.H3])/([.H4]-[.H3])" office:value-type="float" office:value="0.471849905782557">
            <text:p>0.4718499058</text:p>
          </table:table-cell>
          <table:table-cell table:formula="of:=([.D3]-[.I3])/([.I4]-[.I3])" office:value-type="float" office:value="0.777005914705799">
            <text:p>0.7770059147</text:p>
          </table:table-cell>
          <table:table-cell table:formula="of:=AVERAGE([.K3:.M3])" office:value-type="float" office:value="0.710125227330296">
            <text:p>0.71</text:p>
          </table:table-cell>
          <table:table-cell table:formula="of:=STDEV([.K3:.M3])" office:value-type="float" office:value="0.212866479072602">
            <text:p>0.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AVERAGE([.P3:.R3])" office:value-type="float" office:value="5.66666666666667">
            <text:p>5.67</text:p>
          </table:table-cell>
          <table:table-cell table:formula="of:=STDEV([.P3:.R3])" office:value-type="float" office:value="3.21455025366432">
            <text:p>3.21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SMTD 8</text:p>
          </table:table-cell>
          <table:table-cell table:style-name="ce5" office:value-type="float" office:value="0.93373532">
            <text:p>0.93373532</text:p>
          </table:table-cell>
          <table:table-cell table:style-name="ce5" office:value-type="float" office:value="0.98294434">
            <text:p>0.98294434</text:p>
          </table:table-cell>
          <table:table-cell table:style-name="ce5" office:value-type="float" office:value="0.98480615">
            <text:p>0.98480615</text:p>
          </table:table-cell>
          <table:table-cell table:style-name="ce1" table:formula="of:=AVERAGE([.B4:.D4])" office:value-type="float" office:value="0.967161936666667">
            <text:p>0.9671619367</text:p>
          </table:table-cell>
          <table:table-cell table:style-name="ce1" office:value-type="string">
            <text:p>Max</text:p>
          </table:table-cell>
          <table:table-cell table:style-name="ce1" table:formula="of:=MAX([.B3:.B22])" office:value-type="float" office:value="0.93876097">
            <text:p>0.93876097</text:p>
          </table:table-cell>
          <table:table-cell table:style-name="ce1" table:formula="of:=MAX([.C3:.C22])" office:value-type="float" office:value="0.98338447">
            <text:p>0.98338447</text:p>
          </table:table-cell>
          <table:table-cell table:style-name="ce1" table:formula="of:=MAX([.D3:.D22])" office:value-type="float" office:value="0.98903734">
            <text:p>0.98903734</text:p>
          </table:table-cell>
          <table:table-cell table:style-name="ce1"/>
          <table:table-cell table:style-name="ce1" table:formula="of:=([.B4]-[.G3])/([.G4]-[.G3])" office:value-type="float" office:value="0.522475433232172">
            <text:p>0.5224754332</text:p>
          </table:table-cell>
          <table:table-cell table:style-name="ce1" table:formula="of:=([.C4]-[.H3])/([.H4]-[.H3])" office:value-type="float" office:value="0.891017276088061">
            <text:p>0.8910172761</text:p>
          </table:table-cell>
          <table:table-cell table:style-name="ce1" table:formula="of:=([.D4]-[.I3])/([.I4]-[.I3])" office:value-type="float" office:value="0.832879839641368">
            <text:p>0.8328798396</text:p>
          </table:table-cell>
          <table:table-cell table:style-name="ce9" table:formula="of:=AVERAGE([.K4:.M4])" office:value-type="float" office:value="0.748790849653867">
            <text:p>0.75</text:p>
          </table:table-cell>
          <table:table-cell table:style-name="ce9" table:formula="of:=STDEV([.K4:.M4])" office:value-type="float" office:value="0.198138817907401">
            <text:p>0.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9" table:formula="of:=AVERAGE([.P4:.R4])" office:value-type="float" office:value="5.33333333333333">
            <text:p>5.33</text:p>
          </table:table-cell>
          <table:table-cell table:style-name="ce9" table:formula="of:=STDEV([.P4:.R4])" office:value-type="float" office:value="1.52752523165195">
            <text:p>1.53</text:p>
          </table:table-cell>
          <table:table-cell table:style-name="ce1"/>
          <table:table-cell table:style-name="ce1" office:value-type="string">
            <text:p>This is nicer for following reasons:</text:p>
          </table:table-cell>
          <table:table-cell table:style-name="ce1" table:number-columns-repeated="1002"/>
        </table:table-row>
        <table:table-row table:style-name="ro1">
          <table:table-cell office:value-type="string">
            <text:p>SMTD 10</text:p>
          </table:table-cell>
          <table:table-cell table:style-name="ce4" office:value-type="float" office:value="0.93156042">
            <text:p>0.93156042</text:p>
          </table:table-cell>
          <table:table-cell table:style-name="ce4" office:value-type="float" office:value="0.98142528">
            <text:p>0.98142528</text:p>
          </table:table-cell>
          <table:table-cell table:style-name="ce4" office:value-type="float" office:value="0.97356804">
            <text:p>0.97356804</text:p>
          </table:table-cell>
          <table:table-cell table:formula="of:=AVERAGE([.B5:.D5])" office:value-type="float" office:value="0.96218458">
            <text:p>0.96218458</text:p>
          </table:table-cell>
          <table:table-cell table:number-columns-repeated="5"/>
          <table:table-cell table:formula="of:=([.B5]-[.G3])/([.G4]-[.G3])" office:value-type="float" office:value="0.315821929652866">
            <text:p>0.3158219297</text:p>
          </table:table-cell>
          <table:table-cell table:formula="of:=([.C5]-[.H3])/([.H4]-[.H3])" office:value-type="float" office:value="0.514875462111225">
            <text:p>0.5148754621</text:p>
          </table:table-cell>
          <table:table-cell table:formula="of:=([.D5]-[.I3])/([.I4]-[.I3])" office:value-type="float" office:value="0.389005954202995">
            <text:p>0.3890059542</text:p>
          </table:table-cell>
          <table:table-cell table:formula="of:=AVERAGE([.K5:.M5])" office:value-type="float" office:value="0.406567781989029">
            <text:p>0.41</text:p>
          </table:table-cell>
          <table:table-cell table:formula="of:=STDEV([.K5:.M5])" office:value-type="float" office:value="0.100682126231161">
            <text:p>0.1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AVERAGE([.P5:.R5])" office:value-type="float" office:value="12.3333333333333">
            <text:p>12.33</text:p>
          </table:table-cell>
          <table:table-cell table:formula="of:=STDEV([.P5:.R5])" office:value-type="float" office:value="4.61880215351701">
            <text:p>4.62</text:p>
          </table:table-cell>
          <table:table-cell/>
          <table:table-cell office:value-type="string">
            <text:p>Close to 14 limit, but much more parsimonious solutions</text:p>
          </table:table-cell>
          <table:table-cell table:number-columns-repeated="1002"/>
        </table:table-row>
        <table:table-row table:style-name="ro1">
          <table:table-cell office:value-type="string">
            <text:p>SMTD 12</text:p>
          </table:table-cell>
          <table:table-cell table:style-name="ce4" office:value-type="float" office:value="0.9348479">
            <text:p>0.9348479</text:p>
          </table:table-cell>
          <table:table-cell table:style-name="ce4" office:value-type="float" office:value="0.97963042">
            <text:p>0.97963042</text:p>
          </table:table-cell>
          <table:table-cell table:style-name="ce4" office:value-type="float" office:value="0.9767581">
            <text:p>0.9767581</text:p>
          </table:table-cell>
          <table:table-cell table:formula="of:=AVERAGE([.B6:.D6])" office:value-type="float" office:value="0.963745473333333">
            <text:p>0.9637454733</text:p>
          </table:table-cell>
          <table:table-cell table:number-columns-repeated="5"/>
          <table:table-cell table:formula="of:=([.B6]-[.G3])/([.G4]-[.G3])" office:value-type="float" office:value="0.628189974136237">
            <text:p>0.6281899741</text:p>
          </table:table-cell>
          <table:table-cell table:formula="of:=([.C6]-[.H3])/([.H4]-[.H3])" office:value-type="float" office:value="0.0704414725159958">
            <text:p>0.0704414725</text:p>
          </table:table-cell>
          <table:table-cell table:formula="of:=([.D6]-[.I3])/([.I4]-[.I3])" office:value-type="float" office:value="0.51500439406357">
            <text:p>0.5150043941</text:p>
          </table:table-cell>
          <table:table-cell table:formula="of:=AVERAGE([.K6:.M6])" office:value-type="float" office:value="0.404545280238601">
            <text:p>0.40</text:p>
          </table:table-cell>
          <table:table-cell table:formula="of:=STDEV([.K6:.M6])" office:value-type="float" office:value="0.294824964402871">
            <text:p>0.2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AVERAGE([.P6:.R6])" office:value-type="float" office:value="11">
            <text:p>11.00</text:p>
          </table:table-cell>
          <table:table-cell table:formula="of:=STDEV([.P6:.R6])" office:value-type="float" office:value="6.557438524302">
            <text:p>6.56</text:p>
          </table:table-cell>
          <table:table-cell/>
          <table:table-cell office:value-type="string">
            <text:p>14 is more volatile due to many patches not being able to process appropriately and just generating silence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SMTD 14</text:p>
          </table:table-cell>
          <table:table-cell table:style-name="ce6" office:value-type="float" office:value="0.93876097">
            <text:p>0.93876097</text:p>
          </table:table-cell>
          <table:table-cell table:style-name="ce6" office:value-type="float" office:value="0.98203973">
            <text:p>0.98203973</text:p>
          </table:table-cell>
          <table:table-cell table:style-name="ce6" office:value-type="float" office:value="0.98509773">
            <text:p>0.98509773</text:p>
          </table:table-cell>
          <table:table-cell table:style-name="ce2" table:formula="of:=AVERAGE([.B7:.D7])" office:value-type="float" office:value="0.96863281">
            <text:p>0.96863281</text:p>
          </table:table-cell>
          <table:table-cell table:style-name="ce2" table:number-columns-repeated="5"/>
          <table:table-cell table:style-name="ce2" table:formula="of:=([.B7]-[.G3])/([.G4]-[.G3])" office:value-type="float" office:value="1">
            <text:p>1</text:p>
          </table:table-cell>
          <table:table-cell table:style-name="ce2" table:formula="of:=([.C7]-[.H3])/([.H4]-[.H3])" office:value-type="float" office:value="0.667022406667764">
            <text:p>0.6670224067</text:p>
          </table:table-cell>
          <table:table-cell table:style-name="ce2" table:formula="of:=([.D7]-[.I3])/([.I4]-[.I3])" office:value-type="float" office:value="0.844396433402783">
            <text:p>0.8443964334</text:p>
          </table:table-cell>
          <table:table-cell table:style-name="ce10" table:formula="of:=AVERAGE([.K7:.M7])" office:value-type="float" office:value="0.837139613356849">
            <text:p>0.84</text:p>
          </table:table-cell>
          <table:table-cell table:style-name="ce10" table:formula="of:=STDEV([.K7:.M7])" office:value-type="float" office:value="0.166607369264436">
            <text:p>0.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10" table:formula="of:=AVERAGE([.P7:.R7])" office:value-type="float" office:value="3.66666666666667">
            <text:p>3.67</text:p>
          </table:table-cell>
          <table:table-cell table:style-name="ce10" table:formula="of:=STDEV([.P7:.R7])" office:value-type="float" office:value="2.51661147842358">
            <text:p>2.52</text:p>
          </table:table-cell>
          <table:table-cell table:style-name="ce2" table:number-columns-repeated="1004"/>
        </table:table-row>
        <table:table-row table:style-name="ro1">
          <table:table-cell office:value-type="string">
            <text:p>DMTD 6-10</text:p>
          </table:table-cell>
          <table:table-cell table:style-name="ce4" office:value-type="float" office:value="0.9308489">
            <text:p>0.9308489</text:p>
          </table:table-cell>
          <table:table-cell table:style-name="ce4" office:value-type="float" office:value="0.98331033">
            <text:p>0.98331033</text:p>
          </table:table-cell>
          <table:table-cell table:style-name="ce4" office:value-type="float" office:value="0.96423255">
            <text:p>0.96423255</text:p>
          </table:table-cell>
          <table:table-cell table:formula="of:=AVERAGE([.B8:.D8])" office:value-type="float" office:value="0.959463926666666">
            <text:p>0.9594639267</text:p>
          </table:table-cell>
          <table:table-cell table:number-columns-repeated="5"/>
          <table:table-cell table:formula="of:=([.B8]-[.G3])/([.G4]-[.G3])" office:value-type="float" office:value="0.248215096756289">
            <text:p>0.2482150968</text:p>
          </table:table-cell>
          <table:table-cell table:formula="of:=([.C8]-[.H3])/([.H4]-[.H3])" office:value-type="float" office:value="0.981641835024117">
            <text:p>0.981641835</text:p>
          </table:table-cell>
          <table:table-cell table:formula="of:=([.D8]-[.I3])/([.I4]-[.I3])" office:value-type="float" office:value="0.0202802326385104">
            <text:p>0.0202802326</text:p>
          </table:table-cell>
          <table:table-cell table:formula="of:=AVERAGE([.K8:.M8])" office:value-type="float" office:value="0.416712388139639">
            <text:p>0.42</text:p>
          </table:table-cell>
          <table:table-cell table:formula="of:=STDEV([.K8:.M8])" office:value-type="float" office:value="0.502342050338213">
            <text:p>0.5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AVERAGE([.P8:.R8])" office:value-type="float" office:value="12.6666666666667">
            <text:p>12.67</text:p>
          </table:table-cell>
          <table:table-cell table:formula="of:=STDEV([.P8:.R8])" office:value-type="float" office:value="9.29157324317757">
            <text:p>9.29</text:p>
          </table:table-cell>
          <table:table-cell table:number-columns-repeated="1004"/>
        </table:table-row>
        <table:table-row table:style-name="ro1">
          <table:table-cell office:value-type="string">
            <text:p>DMTD 8-12</text:p>
          </table:table-cell>
          <table:table-cell table:style-name="ce4" office:value-type="float" office:value="0.93031111">
            <text:p>0.93031111</text:p>
          </table:table-cell>
          <table:table-cell table:style-name="ce4" office:value-type="float" office:value="0.9806992">
            <text:p>0.9806992</text:p>
          </table:table-cell>
          <table:table-cell table:style-name="ce4" office:value-type="float" office:value="0.98903734">
            <text:p>0.98903734</text:p>
          </table:table-cell>
          <table:table-cell table:formula="of:=AVERAGE([.B9:.D9])" office:value-type="float" office:value="0.96668255">
            <text:p>0.96668255</text:p>
          </table:table-cell>
          <table:table-cell table:number-columns-repeated="5"/>
          <table:table-cell table:formula="of:=([.B9]-[.G3])/([.G4]-[.G3])" office:value-type="float" office:value="0.197115649567953">
            <text:p>0.1971156496</text:p>
          </table:table-cell>
          <table:table-cell table:formula="of:=([.C9]-[.H3])/([.H4]-[.H3])" office:value-type="float" office:value="0.335087271853865">
            <text:p>0.3350872719</text:p>
          </table:table-cell>
          <table:table-cell table:formula="of:=([.D9]-[.I3])/([.I4]-[.I3])" office:value-type="float" office:value="1">
            <text:p>1</text:p>
          </table:table-cell>
          <table:table-cell table:formula="of:=AVERAGE([.K9:.M9])" office:value-type="float" office:value="0.510734307140606">
            <text:p>0.51</text:p>
          </table:table-cell>
          <table:table-cell table:formula="of:=STDEV([.K9:.M9])" office:value-type="float" office:value="0.429295621682703">
            <text:p>0.4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AVERAGE([.P9:.R9])" office:value-type="float" office:value="10">
            <text:p>10.00</text:p>
          </table:table-cell>
          <table:table-cell table:formula="of:=STDEV([.P9:.R9])" office:value-type="float" office:value="8.54400374531753">
            <text:p>8.54</text:p>
          </table:table-cell>
          <table:table-cell table:number-columns-repeated="1004"/>
        </table:table-row>
        <table:table-row table:style-name="ro1">
          <table:table-cell office:value-type="string">
            <text:p>DMTD 10-14</text:p>
          </table:table-cell>
          <table:table-cell table:style-name="ce4" office:value-type="float" office:value="0.93163326">
            <text:p>0.93163326</text:p>
          </table:table-cell>
          <table:table-cell table:style-name="ce4" office:value-type="float" office:value="0.98302724">
            <text:p>0.98302724</text:p>
          </table:table-cell>
          <table:table-cell table:style-name="ce4" office:value-type="float" office:value="0.97792834">
            <text:p>0.97792834</text:p>
          </table:table-cell>
          <table:table-cell table:formula="of:=AVERAGE([.B10:.D10])" office:value-type="float" office:value="0.96419628">
            <text:p>0.96419628</text:p>
          </table:table-cell>
          <table:table-cell table:number-columns-repeated="5"/>
          <table:table-cell table:formula="of:=([.B10]-[.G3])/([.G4]-[.G3])" office:value-type="float" office:value="0.322743002438147">
            <text:p>0.3227430024</text:p>
          </table:table-cell>
          <table:table-cell table:formula="of:=([.C10]-[.H3])/([.H4]-[.H3])" office:value-type="float" office:value="0.91154454714956">
            <text:p>0.9115445471</text:p>
          </table:table-cell>
          <table:table-cell table:formula="of:=([.D10]-[.I3])/([.I4]-[.I3])" office:value-type="float" office:value="0.561225598135735">
            <text:p>0.5612255981</text:p>
          </table:table-cell>
          <table:table-cell table:formula="of:=AVERAGE([.K10:.M10])" office:value-type="float" office:value="0.598504382574481">
            <text:p>0.60</text:p>
          </table:table-cell>
          <table:table-cell table:formula="of:=STDEV([.K10:.M10])" office:value-type="float" office:value="0.296165655656693">
            <text:p>0.3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AVERAGE([.P10:.R10])" office:value-type="float" office:value="8.66666666666667">
            <text:p>8.67</text:p>
          </table:table-cell>
          <table:table-cell table:formula="of:=STDEV([.P10:.R10])" office:value-type="float" office:value="5.13160143944688">
            <text:p>5.13</text:p>
          </table:table-cell>
          <table:table-cell table:number-columns-repeated="1004"/>
        </table:table-row>
        <table:table-row table:style-name="ro1">
          <table:table-cell office:value-type="string">
            <text:p>RLGP 1000</text:p>
          </table:table-cell>
          <table:table-cell table:style-name="ce4" office:value-type="float" office:value="0.93131161">
            <text:p>0.93131161</text:p>
          </table:table-cell>
          <table:table-cell table:style-name="ce4" office:value-type="float" office:value="0.97949877">
            <text:p>0.97949877</text:p>
          </table:table-cell>
          <table:table-cell table:style-name="ce4" office:value-type="float" office:value="0.98712726">
            <text:p>0.98712726</text:p>
          </table:table-cell>
          <table:table-cell table:formula="of:=AVERAGE([.B11:.D11])" office:value-type="float" office:value="0.965979213333334">
            <text:p>0.9659792133</text:p>
          </table:table-cell>
          <table:table-cell table:number-columns-repeated="5"/>
          <table:table-cell table:style-name="ce7" table:formula="of:=([.B11]-[.G3])/([.G4]-[.G3])" office:value-type="float" office:value="0.292180632018232">
            <text:p>0.292180632</text:p>
          </table:table-cell>
          <table:table-cell table:style-name="ce7" table:formula="of:=([.C11]-[.H3])/([.H4]-[.H3])" office:value-type="float" office:value="0.0378429775190726">
            <text:p>0.0378429775</text:p>
          </table:table-cell>
          <table:table-cell table:style-name="ce7" table:formula="of:=([.D11]-[.I3])/([.I4]-[.I3])" office:value-type="float" office:value="0.924557187009374">
            <text:p>0.924557187</text:p>
          </table:table-cell>
          <table:table-cell table:formula="of:=AVERAGE([.K11:.M11])" office:value-type="float" office:value="0.418193598848893">
            <text:p>0.42</text:p>
          </table:table-cell>
          <table:table-cell table:formula="of:=STDEV([.K11:.M11])" office:value-type="float" office:value="0.456590596908326">
            <text:p>0.46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AVERAGE([.P11:.R11])" office:value-type="float" office:value="12">
            <text:p>12.00</text:p>
          </table:table-cell>
          <table:table-cell table:formula="of:=STDEV([.P11:.R11])" office:value-type="float" office:value="8.71779788708135">
            <text:p>8.72</text:p>
          </table:table-cell>
          <table:table-cell table:number-columns-repeated="1004"/>
        </table:table-row>
        <table:table-row table:style-name="ro1">
          <table:table-cell office:value-type="string">
            <text:p>RLGP 1500</text:p>
          </table:table-cell>
          <table:table-cell table:style-name="ce4" office:value-type="float" office:value="0.9346266">
            <text:p>0.9346266</text:p>
          </table:table-cell>
          <table:table-cell table:style-name="ce4" office:value-type="float" office:value="0.97999897">
            <text:p>0.97999897</text:p>
          </table:table-cell>
          <table:table-cell table:style-name="ce4" office:value-type="float" office:value="0.97126364">
            <text:p>0.97126364</text:p>
          </table:table-cell>
          <table:table-cell table:formula="of:=AVERAGE([.B12:.D12])" office:value-type="float" office:value="0.96196307">
            <text:p>0.96196307</text:p>
          </table:table-cell>
          <table:table-cell table:number-columns-repeated="5"/>
          <table:table-cell table:formula="of:=([.B12]-[.G3])/([.G4]-[.G3])" office:value-type="float" office:value="0.60716260720346">
            <text:p>0.6071626072</text:p>
          </table:table-cell>
          <table:table-cell table:formula="of:=([.C12]-[.H3])/([.H4]-[.H3])" office:value-type="float" office:value="0.16169992546794">
            <text:p>0.1616999255</text:p>
          </table:table-cell>
          <table:table-cell table:formula="of:=([.D12]-[.I3])/([.I4]-[.I3])" office:value-type="float" office:value="0.297988605057616">
            <text:p>0.2979886051</text:p>
          </table:table-cell>
          <table:table-cell table:formula="of:=AVERAGE([.K12:.M12])" office:value-type="float" office:value="0.355617045909672">
            <text:p>0.36</text:p>
          </table:table-cell>
          <table:table-cell table:formula="of:=STDEV([.K12:.M12])" office:value-type="float" office:value="0.228254305766681">
            <text:p>0.23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table:formula="of:=AVERAGE([.P12:.R12])" office:value-type="float" office:value="12.3333333333333">
            <text:p>12.33</text:p>
          </table:table-cell>
          <table:table-cell table:formula="of:=STDEV([.P12:.R12])" office:value-type="float" office:value="6.35085296108588">
            <text:p>6.35</text:p>
          </table:table-cell>
          <table:table-cell table:number-columns-repeated="1004"/>
        </table:table-row>
        <table:table-row table:style-name="ro1">
          <table:table-cell office:value-type="string">
            <text:p>RLGP 2000</text:p>
          </table:table-cell>
          <table:table-cell table:style-name="ce4" office:value-type="float" office:value="0.93203522">
            <text:p>0.93203522</text:p>
          </table:table-cell>
          <table:table-cell table:style-name="ce4" office:value-type="float" office:value="0.98058363">
            <text:p>0.98058363</text:p>
          </table:table-cell>
          <table:table-cell table:style-name="ce4" office:value-type="float" office:value="0.9823744">
            <text:p>0.9823744</text:p>
          </table:table-cell>
          <table:table-cell table:formula="of:=AVERAGE([.B13:.D13])" office:value-type="float" office:value="0.96499775">
            <text:p>0.96499775</text:p>
          </table:table-cell>
          <table:table-cell table:number-columns-repeated="5"/>
          <table:table-cell table:style-name="ce7" table:formula="of:=([.B13]-[.G3])/([.G4]-[.G3])" office:value-type="float" office:value="0.360936226171995">
            <text:p>0.3609362262</text:p>
          </table:table-cell>
          <table:table-cell table:style-name="ce7" table:formula="of:=([.C13]-[.H3])/([.H4]-[.H3])" office:value-type="float" office:value="0.306470423644257">
            <text:p>0.3064704236</text:p>
          </table:table-cell>
          <table:table-cell table:style-name="ce7" table:formula="of:=([.D13]-[.I3])/([.I4]-[.I3])" office:value-type="float" office:value="0.736832521995003">
            <text:p>0.736832522</text:p>
          </table:table-cell>
          <table:table-cell table:formula="of:=AVERAGE([.K13:.M13])" office:value-type="float" office:value="0.468079723937085">
            <text:p>0.47</text:p>
          </table:table-cell>
          <table:table-cell table:formula="of:=STDEV([.K13:.M13])" office:value-type="float" office:value="0.234334548795558">
            <text:p>0.2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AVERAGE([.P13:.R13])" office:value-type="float" office:value="10.6666666666667">
            <text:p>10.67</text:p>
          </table:table-cell>
          <table:table-cell table:formula="of:=STDEV([.P13:.R13])" office:value-type="float" office:value="1.52752523165195">
            <text:p>1.53</text:p>
          </table:table-cell>
          <table:table-cell table:number-columns-repeated="1004"/>
        </table:table-row>
        <table:table-row table:style-name="ro1">
          <table:table-cell office:value-type="string">
            <text:p>RLGP 2500</text:p>
          </table:table-cell>
          <table:table-cell table:style-name="ce4" office:value-type="float" office:value="0.92996316">
            <text:p>0.92996316</text:p>
          </table:table-cell>
          <table:table-cell table:style-name="ce4" office:value-type="float" office:value="0.98338447">
            <text:p>0.98338447</text:p>
          </table:table-cell>
          <table:table-cell table:style-name="ce4" office:value-type="float" office:value="0.96815358">
            <text:p>0.96815358</text:p>
          </table:table-cell>
          <table:table-cell table:formula="of:=AVERAGE([.B14:.D14])" office:value-type="float" office:value="0.960500403333333">
            <text:p>0.9605004033</text:p>
          </table:table-cell>
          <table:table-cell table:number-columns-repeated="5"/>
          <table:table-cell table:style-name="ce7" table:formula="of:=([.B14]-[.G3])/([.G4]-[.G3])" office:value-type="float" office:value="0.164054319589371">
            <text:p>0.1640543196</text:p>
          </table:table-cell>
          <table:table-cell table:style-name="ce7" table:formula="of:=([.C14]-[.H3])/([.H4]-[.H3])" office:value-type="float" office:value="1">
            <text:p>1</text:p>
          </table:table-cell>
          <table:table-cell table:style-name="ce7" table:formula="of:=([.D14]-[.I3])/([.I4]-[.I3])" office:value-type="float" office:value="0.175149941247917">
            <text:p>0.1751499412</text:p>
          </table:table-cell>
          <table:table-cell table:formula="of:=AVERAGE([.K14:.M14])" office:value-type="float" office:value="0.446401420279096">
            <text:p>0.45</text:p>
          </table:table-cell>
          <table:table-cell table:formula="of:=STDEV([.K14:.M14])" office:value-type="float" office:value="0.479462531181269">
            <text:p>0.4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AVERAGE([.P14:.R14])" office:value-type="float" office:value="12.6666666666667">
            <text:p>12.67</text:p>
          </table:table-cell>
          <table:table-cell table:formula="of:=STDEV([.P14:.R14])" office:value-type="float" office:value="10.1159939369957">
            <text:p>10.12</text:p>
          </table:table-cell>
          <table:table-cell table:number-columns-repeated="1004"/>
        </table:table-row>
        <table:table-row table:style-name="ro1">
          <table:table-cell office:value-type="string">
            <text:p>RLGP 3000</text:p>
          </table:table-cell>
          <table:table-cell table:style-name="ce4" office:value-type="float" office:value="0.93455682">
            <text:p>0.93455682</text:p>
          </table:table-cell>
          <table:table-cell table:style-name="ce4" office:value-type="float" office:value="0.98054366">
            <text:p>0.98054366</text:p>
          </table:table-cell>
          <table:table-cell table:style-name="ce4" office:value-type="float" office:value="0.97521269">
            <text:p>0.97521269</text:p>
          </table:table-cell>
          <table:table-cell table:formula="of:=AVERAGE([.B15:.D15])" office:value-type="float" office:value="0.963437723333333">
            <text:p>0.9634377233</text:p>
          </table:table-cell>
          <table:table-cell table:number-columns-repeated="5"/>
          <table:table-cell table:style-name="ce7" table:formula="of:=([.B15]-[.G3])/([.G4]-[.G3])" office:value-type="float" office:value="0.600532287887746">
            <text:p>0.6005322879</text:p>
          </table:table-cell>
          <table:table-cell table:style-name="ce7" table:formula="of:=([.C15]-[.H3])/([.H4]-[.H3])" office:value-type="float" office:value="0.296573258091444">
            <text:p>0.2965732581</text:p>
          </table:table-cell>
          <table:table-cell table:style-name="ce7" table:formula="of:=([.D15]-[.I3])/([.I4]-[.I3])" office:value-type="float" office:value="0.453965025228837">
            <text:p>0.4539650252</text:p>
          </table:table-cell>
          <table:table-cell table:formula="of:=AVERAGE([.K15:.M15])" office:value-type="float" office:value="0.450356857069342">
            <text:p>0.45</text:p>
          </table:table-cell>
          <table:table-cell table:formula="of:=STDEV([.K15:.M15])" office:value-type="float" office:value="0.152011634774374">
            <text:p>0.15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formula="of:=AVERAGE([.P15:.R15])" office:value-type="float" office:value="10.6666666666667">
            <text:p>10.67</text:p>
          </table:table-cell>
          <table:table-cell table:formula="of:=STDEV([.P15:.R15])" office:value-type="float" office:value="4.04145188432738">
            <text:p>4.04</text:p>
          </table:table-cell>
          <table:table-cell table:number-columns-repeated="1004"/>
        </table:table-row>
        <table:table-row table:style-name="ro1">
          <table:table-cell office:value-type="string">
            <text:p>DRLGP 1000-2000</text:p>
          </table:table-cell>
          <table:table-cell table:style-name="ce4" office:value-type="float" office:value="0.93158962">
            <text:p>0.93158962</text:p>
          </table:table-cell>
          <table:table-cell table:style-name="ce4" office:value-type="float" office:value="0.97934594">
            <text:p>0.97934594</text:p>
          </table:table-cell>
          <table:table-cell table:style-name="ce4" office:value-type="float" office:value="0.98279539">
            <text:p>0.98279539</text:p>
          </table:table-cell>
          <table:table-cell table:formula="of:=AVERAGE([.B16:.D16])" office:value-type="float" office:value="0.964576983333333">
            <text:p>0.9645769833</text:p>
          </table:table-cell>
          <table:table-cell table:number-columns-repeated="5"/>
          <table:table-cell table:style-name="ce7" table:formula="of:=([.B16]-[.G3])/([.G4]-[.G3])" office:value-type="float" office:value="0.318596439885293">
            <text:p>0.3185964399</text:p>
          </table:table-cell>
          <table:table-cell table:style-name="ce7" table:formula="of:=([.C16]-[.H3])/([.H4]-[.H3])" office:value-type="float" office:value="0">
            <text:p>0</text:p>
          </table:table-cell>
          <table:table-cell table:style-name="ce7" table:formula="of:=([.D16]-[.I3])/([.I4]-[.I3])" office:value-type="float" office:value="0.753460448490715">
            <text:p>0.7534604485</text:p>
          </table:table-cell>
          <table:table-cell table:formula="of:=AVERAGE([.K16:.M16])" office:value-type="float" office:value="0.357352296125336">
            <text:p>0.36</text:p>
          </table:table-cell>
          <table:table-cell table:formula="of:=STDEV([.K16:.M16])" office:value-type="float" office:value="0.378222387167433">
            <text:p>0.3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AVERAGE([.P16:.R16])" office:value-type="float" office:value="14">
            <text:p>14.00</text:p>
          </table:table-cell>
          <table:table-cell table:formula="of:=STDEV([.P16:.R16])" office:value-type="float" office:value="6">
            <text:p>6.00</text:p>
          </table:table-cell>
          <table:table-cell table:number-columns-repeated="1004"/>
        </table:table-row>
        <table:table-row table:style-name="ro1">
          <table:table-cell office:value-type="string">
            <text:p>DRLGP 1500-2500</text:p>
          </table:table-cell>
          <table:table-cell table:style-name="ce4" office:value-type="float" office:value="0.93322941">
            <text:p>0.93322941</text:p>
          </table:table-cell>
          <table:table-cell table:style-name="ce4" office:value-type="float" office:value="0.98002009">
            <text:p>0.98002009</text:p>
          </table:table-cell>
          <table:table-cell table:style-name="ce4" office:value-type="float" office:value="0.96371909">
            <text:p>0.96371909</text:p>
          </table:table-cell>
          <table:table-cell table:formula="of:=AVERAGE([.B17:.D17])" office:value-type="float" office:value="0.95898953">
            <text:p>0.95898953</text:p>
          </table:table-cell>
          <table:table-cell table:number-columns-repeated="5"/>
          <table:table-cell table:style-name="ce7" table:formula="of:=([.B17]-[.G3])/([.G4]-[.G3])" office:value-type="float" office:value="0.474405143105818">
            <text:p>0.4744051431</text:p>
          </table:table-cell>
          <table:table-cell table:style-name="ce7" table:formula="of:=([.C17]-[.H3])/([.H4]-[.H3])" office:value-type="float" office:value="0.166929551099044">
            <text:p>0.1669295511</text:p>
          </table:table-cell>
          <table:table-cell table:style-name="ce7" table:formula="of:=([.D17]-[.I3])/([.I4]-[.I3])" office:value-type="float" office:value="0">
            <text:p>0</text:p>
          </table:table-cell>
          <table:table-cell table:formula="of:=AVERAGE([.K17:.M17])" office:value-type="float" office:value="0.213778231401621">
            <text:p>0.21</text:p>
          </table:table-cell>
          <table:table-cell table:formula="of:=STDEV([.K17:.M17])" office:value-type="float" office:value="0.240647374982323">
            <text:p>0.2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AVERAGE([.P17:.R17])" office:value-type="float" office:value="14.3333333333333">
            <text:p>14.33</text:p>
          </table:table-cell>
          <table:table-cell table:formula="of:=STDEV([.P17:.R17])" office:value-type="float" office:value="6.02771377334171">
            <text:p>6.03</text:p>
          </table:table-cell>
          <table:table-cell table:number-columns-repeated="1004"/>
        </table:table-row>
        <table:table-row table:style-name="ro1">
          <table:table-cell office:value-type="string">
            <text:p>DRLGP 2000-3000</text:p>
          </table:table-cell>
          <table:table-cell table:style-name="ce4" office:value-type="float" office:value="0.9355131">
            <text:p>0.9355131</text:p>
          </table:table-cell>
          <table:table-cell table:style-name="ce4" office:value-type="float" office:value="0.9807851">
            <text:p>0.9807851</text:p>
          </table:table-cell>
          <table:table-cell table:style-name="ce4" office:value-type="float" office:value="0.97076617">
            <text:p>0.97076617</text:p>
          </table:table-cell>
          <table:table-cell table:formula="of:=AVERAGE([.B18:.D18])" office:value-type="float" office:value="0.96235479">
            <text:p>0.96235479</text:p>
          </table:table-cell>
          <table:table-cell table:number-columns-repeated="5"/>
          <table:table-cell table:style-name="ce7" table:formula="of:=([.B18]-[.G3])/([.G4]-[.G3])" office:value-type="float" office:value="0.691395597650404">
            <text:p>0.6913955977</text:p>
          </table:table-cell>
          <table:table-cell table:style-name="ce7" table:formula="of:=([.C18]-[.H3])/([.H4]-[.H3])" office:value-type="float" office:value="0.356357387465231">
            <text:p>0.3563573875</text:p>
          </table:table-cell>
          <table:table-cell table:style-name="ce7" table:formula="of:=([.D18]-[.I3])/([.I4]-[.I3])" office:value-type="float" office:value="0.278339932657272">
            <text:p>0.2783399327</text:p>
          </table:table-cell>
          <table:table-cell table:formula="of:=AVERAGE([.K18:.M18])" office:value-type="float" office:value="0.442030972590969">
            <text:p>0.44</text:p>
          </table:table-cell>
          <table:table-cell table:formula="of:=STDEV([.K18:.M18])" office:value-type="float" office:value="0.219450946653124">
            <text:p>0.2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AVERAGE([.P18:.R18])" office:value-type="float" office:value="9.66666666666667">
            <text:p>9.67</text:p>
          </table:table-cell>
          <table:table-cell table:formula="of:=STDEV([.P18:.R18])" office:value-type="float" office:value="7.02376916856849">
            <text:p>7.02</text:p>
          </table:table-cell>
          <table:table-cell table:number-columns-repeated="1004"/>
        </table:table-row>
        <table:table-row table:style-name="ro1">
          <table:table-cell office:value-type="string">
            <text:p>SMTD 6 RLGP 1500</text:p>
          </table:table-cell>
          <table:table-cell table:style-name="ce4" office:value-type="float" office:value="0.92823659">
            <text:p>0.92823659</text:p>
          </table:table-cell>
          <table:table-cell table:style-name="ce4" office:value-type="float" office:value="0.98075139">
            <text:p>0.98075139</text:p>
          </table:table-cell>
          <table:table-cell table:style-name="ce4" office:value-type="float" office:value="0.98583496">
            <text:p>0.98583496</text:p>
          </table:table-cell>
          <table:table-cell table:formula="of:=AVERAGE([.B19:.D19])" office:value-type="float" office:value="0.96494098">
            <text:p>0.96494098</text:p>
          </table:table-cell>
          <table:table-cell table:number-columns-repeated="5"/>
          <table:table-cell table:style-name="ce7" table:formula="of:=([.B19]-[.G3])/([.G4]-[.G3])" office:value-type="float" office:value="0">
            <text:p>0</text:p>
          </table:table-cell>
          <table:table-cell table:style-name="ce7" table:formula="of:=([.C19]-[.H3])/([.H4]-[.H3])" office:value-type="float" office:value="0.348010290873163">
            <text:p>0.3480102909</text:p>
          </table:table-cell>
          <table:table-cell table:style-name="ce7" table:formula="of:=([.D19]-[.I3])/([.I4]-[.I3])" office:value-type="float" office:value="0.873514954627593">
            <text:p>0.8735149546</text:p>
          </table:table-cell>
          <table:table-cell table:formula="of:=AVERAGE([.K19:.M19])" office:value-type="float" office:value="0.407175081833586">
            <text:p>0.41</text:p>
          </table:table-cell>
          <table:table-cell table:formula="of:=STDEV([.K19:.M19])" office:value-type="float" office:value="0.439752712733593">
            <text:p>0.4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AVERAGE([.P19:.R19])" office:value-type="float" office:value="11">
            <text:p>11.00</text:p>
          </table:table-cell>
          <table:table-cell table:formula="of:=STDEV([.P19:.R19])" office:value-type="float" office:value="8.54400374531753">
            <text:p>8.54</text:p>
          </table:table-cell>
          <table:table-cell table:number-columns-repeated="1004"/>
        </table:table-row>
        <table:table-row table:style-name="ro1">
          <table:table-cell office:value-type="string">
            <text:p>SMTD 10 RLGP 2500</text:p>
          </table:table-cell>
          <table:table-cell table:style-name="ce4" office:value-type="float" office:value="0.93178809">
            <text:p>0.93178809</text:p>
          </table:table-cell>
          <table:table-cell table:style-name="ce4" office:value-type="float" office:value="0.98252158">
            <text:p>0.98252158</text:p>
          </table:table-cell>
          <table:table-cell table:style-name="ce4" office:value-type="float" office:value="0.97717966">
            <text:p>0.97717966</text:p>
          </table:table-cell>
          <table:table-cell table:formula="of:=AVERAGE([.B20:.D20])" office:value-type="float" office:value="0.963829776666667">
            <text:p>0.9638297767</text:p>
          </table:table-cell>
          <table:table-cell table:number-columns-repeated="5"/>
          <table:table-cell table:style-name="ce7" table:formula="of:=([.B20]-[.G3])/([.G4]-[.G3])" office:value-type="float" office:value="0.3374545578932">
            <text:p>0.3374545579</text:p>
          </table:table-cell>
          <table:table-cell table:style-name="ce7" table:formula="of:=([.C20]-[.H3])/([.H4]-[.H3])" office:value-type="float" office:value="0.78633562211992">
            <text:p>0.7863356221</text:p>
          </table:table-cell>
          <table:table-cell table:style-name="ce7" table:formula="of:=([.D20]-[.I3])/([.I4]-[.I3])" office:value-type="float" office:value="0.531654833963643">
            <text:p>0.531654834</text:p>
          </table:table-cell>
          <table:table-cell table:formula="of:=AVERAGE([.K20:.M20])" office:value-type="float" office:value="0.551815004658921">
            <text:p>0.55</text:p>
          </table:table-cell>
          <table:table-cell table:formula="of:=STDEV([.K20:.M20])" office:value-type="float" office:value="0.225118583900075">
            <text:p>0.2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AVERAGE([.P20:.R20])" office:value-type="float" office:value="9.33333333333333">
            <text:p>9.33</text:p>
          </table:table-cell>
          <table:table-cell table:formula="of:=STDEV([.P20:.R20])" office:value-type="float" office:value="3.78593889720018">
            <text:p>3.79</text:p>
          </table:table-cell>
          <table:table-cell table:number-columns-repeated="1004"/>
        </table:table-row>
        <table:table-row table:style-name="ro1">
          <table:table-cell office:value-type="string">
            <text:p>DMTD 8-12 DRLGP 1500-2500</text:p>
          </table:table-cell>
          <table:table-cell table:style-name="ce4" office:value-type="float" office:value="0.93304643">
            <text:p>0.93304643</text:p>
          </table:table-cell>
          <table:table-cell table:style-name="ce4" office:value-type="float" office:value="0.97934783">
            <text:p>0.97934783</text:p>
          </table:table-cell>
          <table:table-cell table:style-name="ce4" office:value-type="float" office:value="0.97474392">
            <text:p>0.97474392</text:p>
          </table:table-cell>
          <table:table-cell table:formula="of:=AVERAGE([.B21:.D21])" office:value-type="float" office:value="0.962379393333333">
            <text:p>0.9623793933</text:p>
          </table:table-cell>
          <table:table-cell table:number-columns-repeated="5"/>
          <table:table-cell table:style-name="ce7" table:formula="of:=([.B21]-[.G3])/([.G4]-[.G3])" office:value-type="float" office:value="0.457018845765732">
            <text:p>0.4570188458</text:p>
          </table:table-cell>
          <table:table-cell table:style-name="ce7" table:formula="of:=([.C21]-[.H3])/([.H4]-[.H3])" office:value-type="float" office:value="0.000467992066435028">
            <text:p>0.0004679921</text:p>
          </table:table-cell>
          <table:table-cell table:style-name="ce7" table:formula="of:=([.D21]-[.I3])/([.I4]-[.I3])" office:value-type="float" office:value="0.435449922486743">
            <text:p>0.4354499225</text:p>
          </table:table-cell>
          <table:table-cell table:formula="of:=AVERAGE([.K21:.M21])" office:value-type="float" office:value="0.29764558677297">
            <text:p>0.30</text:p>
          </table:table-cell>
          <table:table-cell table:formula="of:=STDEV([.K21:.M21])" office:value-type="float" office:value="0.257589201461406">
            <text:p>0.2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AVERAGE([.P21:.R21])" office:value-type="float" office:value="14">
            <text:p>14.00</text:p>
          </table:table-cell>
          <table:table-cell table:formula="of:=STDEV([.P21:.R21])" office:value-type="float" office:value="5">
            <text:p>5.00</text:p>
          </table:table-cell>
          <table:table-cell table:number-columns-repeated="1004"/>
        </table:table-row>
        <table:table-row table:style-name="ro1">
          <table:table-cell office:value-type="string">
            <text:p>DMTD 6-14 DRLGP 1000-3000</text:p>
          </table:table-cell>
          <table:table-cell table:style-name="ce4" office:value-type="float" office:value="0.93241572">
            <text:p>0.93241572</text:p>
          </table:table-cell>
          <table:table-cell table:style-name="ce4" office:value-type="float" office:value="0.98050946">
            <text:p>0.98050946</text:p>
          </table:table-cell>
          <table:table-cell table:style-name="ce4" office:value-type="float" office:value="0.98478325">
            <text:p>0.98478325</text:p>
          </table:table-cell>
          <table:table-cell table:formula="of:=AVERAGE([.B22:.D22])" office:value-type="float" office:value="0.96590281">
            <text:p>0.96590281</text:p>
          </table:table-cell>
          <table:table-cell table:number-columns-repeated="5"/>
          <table:table-cell table:style-name="ce7" table:formula="of:=([.B22]-[.G3])/([.G4]-[.G3])" office:value-type="float" office:value="0.397090374919951">
            <text:p>0.3970903749</text:p>
          </table:table-cell>
          <table:table-cell table:style-name="ce7" table:formula="of:=([.C22]-[.H3])/([.H4]-[.H3])" office:value-type="float" office:value="0.288104830222892">
            <text:p>0.2881048302</text:p>
          </table:table-cell>
          <table:table-cell table:style-name="ce7" table:formula="of:=([.D22]-[.I3])/([.I4]-[.I3])" office:value-type="float" office:value="0.831975353746804">
            <text:p>0.8319753537</text:p>
          </table:table-cell>
          <table:table-cell table:formula="of:=AVERAGE([.K22:.M22])" office:value-type="float" office:value="0.505723519629882">
            <text:p>0.51</text:p>
          </table:table-cell>
          <table:table-cell table:formula="of:=STDEV([.K22:.M22])" office:value-type="float" office:value="0.287749294850083">
            <text:p>0.2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AVERAGE([.P22:.R22])" office:value-type="float" office:value="10">
            <text:p>10.00</text:p>
          </table:table-cell>
          <table:table-cell table:formula="of:=STDEV([.P22:.R22])" office:value-type="float" office:value="4">
            <text:p>4.00</text:p>
          </table:table-cell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7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11/21/2013</text:date>, <text:time>22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1:54:19</meta:creation-date>
    <dc:date>2013-11-21T22:00:08</dc:date>
    <meta:editing-duration>PT6H23M6S</meta:editing-duration>
    <meta:editing-cycles>27</meta:editing-cycles>
    <meta:generator>OpenOffice.org/3.4.1$Unix OpenOffice.org_project/341m1$Build-9593</meta:generator>
    <meta:document-statistic meta:table-count="3" meta:cell-count="330" meta:object-count="0"/>
  </office:meta>
</office:document-meta>
</file>